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uxExchangeResult.get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uxExchangeResult.FluxExchangeResult( ExchangeResult result , Flux &lt; T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uxExchangeResult.consumeWith( Consumer &lt; FluxExchangeResult &lt; T &gt;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